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8a3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b60d7"/>
    </style:style>
    <style:style style:name="P3" style:family="paragraph" style:parent-style-name="Standard">
      <style:text-properties fo:font-size="10pt" officeooo:rsid="001b60d7" officeooo:paragraph-rsid="001b60d7" style:font-size-asian="10pt" style:font-size-complex="10pt"/>
    </style:style>
    <style:style style:name="P4" style:family="paragraph" style:parent-style-name="Standard">
      <style:text-properties officeooo:rsid="001b60d7" officeooo:paragraph-rsid="001b60d7"/>
    </style:style>
    <style:style style:name="P5" style:family="paragraph" style:parent-style-name="Standard">
      <style:text-properties officeooo:rsid="00198a3d" officeooo:paragraph-rsid="00198a3d"/>
    </style:style>
    <style:style style:name="P6" style:family="paragraph" style:parent-style-name="Standard">
      <style:text-properties officeooo:rsid="00198a3d" officeooo:paragraph-rsid="00198a3d"/>
    </style:style>
    <style:style style:name="P7" style:family="paragraph" style:parent-style-name="Standard">
      <style:text-properties officeooo:rsid="001df27f" officeooo:paragraph-rsid="00211ce1"/>
    </style:style>
    <style:style style:name="P8" style:family="paragraph" style:parent-style-name="Standard">
      <style:text-properties officeooo:paragraph-rsid="00211ce1"/>
    </style:style>
    <style:style style:name="T1" style:family="text">
      <style:text-properties officeooo:rsid="00198a3d"/>
    </style:style>
    <style:style style:name="T2" style:family="text">
      <style:text-properties officeooo:rsid="001b60d7"/>
    </style:style>
    <style:style style:name="T3" style:family="text">
      <style:text-properties style:text-underline-style="solid" style:text-underline-width="auto" style:text-underline-color="font-color" officeooo:rsid="00198a3d"/>
    </style:style>
    <style:style style:name="T4" style:family="text">
      <style:text-properties style:text-underline-style="solid" style:text-underline-width="auto" style:text-underline-color="font-color" officeooo:rsid="001b60d7"/>
    </style:style>
    <style:style style:name="T5" style:family="text">
      <style:text-properties style:text-underline-style="solid" style:text-underline-width="auto" style:text-underline-color="font-color" officeooo:rsid="001df27f"/>
    </style:style>
    <style:style style:name="T6" style:family="text">
      <style:text-properties style:text-underline-style="solid" style:text-underline-width="auto" style:text-underline-color="font-color" officeooo:rsid="00211ce1"/>
    </style:style>
    <style:style style:name="T7" style:family="text">
      <style:text-properties fo:font-size="16pt" officeooo:rsid="001b60d7" style:font-size-asian="16pt" style:font-size-complex="16pt"/>
    </style:style>
    <style:style style:name="T8" style:family="text">
      <style:text-properties fo:font-size="16pt" officeooo:rsid="00198a3d" style:font-size-asian="16pt" style:font-size-complex="16pt"/>
    </style:style>
    <style:style style:name="T9" style:family="text">
      <style:text-properties officeooo:rsid="001df27f"/>
    </style:style>
    <style:style style:name="T10" style:family="text">
      <style:text-properties officeooo:rsid="00211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llamidessi Joseph</text:p>
      <text:p text:style-name="P3">Andreux Simon</text:p>
      <text:p text:style-name="P3">L3S5 info <text:tab/><text:tab/><text:tab/><text:tab/></text:p>
      <text:p text:style-name="P3"/>
      <text:p text:style-name="P4"/>
      <text:p text:style-name="P2"><text:span text:style-name="T7">Projet BDD2 : Modèle</text:span><text:span text:style-name="T8"> relationnelle</text:span></text:p>
      <text:p text:style-name="P5"/>
      <text:p text:style-name="P5"/>
      <text:p text:style-name="P5"/>
      <text:p text:style-name="P5"/>
      <text:p text:style-name="P1"><text:span text:style-name="T1">-Utilisateur(</text:span><text:span text:style-name="T3">idUtilisateur</text:span><text:span text:style-name="T1">,date_de_naissance,nom,</text:span><text:span text:style-name="T2">prénom</text:span><text:span text:style-name="T1">,adresse,mail,hash)</text:span></text:p>
      <text:p text:style-name="P5"/>
      <text:p text:style-name="P1"><text:span text:style-name="T1">-ObjetCulturel(</text:span><text:span text:style-name="T3">idObjet</text:span><text:span text:style-name="T1">,date_sortie,genre)</text:span></text:p>
      <text:p text:style-name="P5"/>
      <text:p text:style-name="P1"><text:span text:style-name="T1"><text:tab/>-&gt;Film(</text:span><text:span text:style-name="T2">réalisateur</text:span><text:span text:style-name="T1">Id,</text:span><text:span text:style-name="T2">a</text:span><text:span text:style-name="T1">cteurId,titreFilm)</text:span></text:p>
      <text:p text:style-name="P5"/>
      <text:p text:style-name="P5"><text:tab/>-&gt;Livre(auteurLivre,style,collection,titreLivre)</text:p>
      <text:p text:style-name="P5"/>
      <text:p text:style-name="P5"><text:tab/>-&gt;Album(auteurAlbum,titreAlbum)</text:p>
      <text:p text:style-name="P5"/>
      <text:p text:style-name="P1"><text:span text:style-name="T1">-Personne(</text:span><text:span text:style-name="T3">personneId</text:span><text:span text:style-name="T1">,nomPersonne)</text:span></text:p>
      <text:p text:style-name="P5"/>
      <text:p text:style-name="P1"><text:span text:style-name="T1">-Commentaire(</text:span><text:span text:style-name="T3">idComment</text:span><text:span text:style-name="T1">,commentaire)</text:span></text:p>
      <text:p text:style-name="P5"/>
      <text:p text:style-name="P1"><text:span text:style-name="T1">-ListeObjet(</text:span><text:span text:style-name="T3">idListe</text:span><text:span text:style-name="T1">,type,nomListe)</text:span></text:p>
      <text:p text:style-name="P5"/>
      <text:p text:style-name="P1"><text:span text:style-name="T1">-Commente(</text:span><text:span text:style-name="T4">#</text:span><text:span text:style-name="T3">id</text:span><text:span text:style-name="T4">U</text:span><text:span text:style-name="T3">tilisateur,</text:span><text:span text:style-name="T4">#</text:span><text:span text:style-name="T3">idComment</text:span><text:span text:style-name="T1">)</text:span></text:p>
      <text:p text:style-name="P5"/>
      <text:p text:style-name="P1"><text:span text:style-name="T1">-est</text:span><text:span text:style-name="T2">Commenté</text:span><text:span text:style-name="T1">(</text:span><text:span text:style-name="T4">#</text:span><text:span text:style-name="T3">idObjet,</text:span><text:span text:style-name="T4">#</text:span><text:span text:style-name="T3">idComment</text:span><text:span text:style-name="T1">)</text:span></text:p>
      <text:p text:style-name="P5"/>
      <text:p text:style-name="P1"><text:span text:style-name="T1">-créeListe(</text:span><text:span text:style-name="T4">#</text:span><text:span text:style-name="T3">idUtilisateur,</text:span><text:span text:style-name="T4">#</text:span><text:span text:style-name="T3">id</text:span><text:span text:style-name="T4">L</text:span><text:span text:style-name="T3">iste</text:span><text:span text:style-name="T1">) </text:span></text:p>
      <text:p text:style-name="P5"/>
      <text:p text:style-name="P1"><text:span text:style-name="T1">-AppartientListe(</text:span><text:span text:style-name="T4">#</text:span><text:span text:style-name="T3">idObjet,</text:span><text:span text:style-name="T4">#</text:span><text:span text:style-name="T3">idListe</text:span><text:span text:style-name="T1">)</text:span></text:p>
      <text:p text:style-name="P5"/>
      <text:p text:style-name="P1"><text:span text:style-name="T1">-est</text:span><text:span text:style-name="T2">Décri</text:span><text:span text:style-name="T1">tDans(</text:span><text:span text:style-name="T4">#</text:span><text:span text:style-name="T3">idObjet,</text:span><text:span text:style-name="T4">#</text:span><text:span text:style-name="T3">idListe,date_</text:span><text:span text:style-name="T4">desc</text:span><text:span text:style-name="T3">,description</text:span><text:span text:style-name="T4">_objet</text:span><text:span text:style-name="T1">)</text:span></text:p>
      <text:p text:style-name="P5"/>
      <text:p text:style-name="P1"><text:span text:style-name="T1">-consultation(</text:span><text:span text:style-name="T3">#idObjet,#idUtilisateur,date_consultation</text:span><text:span text:style-name="T1">)</text:span></text:p>
      <text:p text:style-name="P5"/>
      <text:p text:style-name="P1"><text:span text:style-name="T1">-compteConsulter(</text:span><text:span text:style-name="T3">#idObjet,#idUtilisateur</text:span><text:span text:style-name="T1">)</text:span></text:p>
      <text:p text:style-name="P5"/>
      <text:p text:style-name="P1"><text:span text:style-name="T1">-note(</text:span><text:span text:style-name="T3">#idObjet,#idUtilisateur,note</text:span><text:span text:style-name="T1">)</text:span></text:p>
      <text:p text:style-name="P5"/>
      <text:p text:style-name="P1"><text:span text:style-name="T1">-</text:span><text:span text:style-name="T2">réalise</text:span><text:span text:style-name="T1">(</text:span><text:span text:style-name="T3">#</text:span><text:span text:style-name="T4">idPersonne</text:span><text:span text:style-name="T3">,#idObjet</text:span><text:span text:style-name="T1">)</text:span></text:p>
      <text:p text:style-name="P5"/>
      <text:p text:style-name="P1"><text:span text:style-name="T1">-joueDans(</text:span><text:span text:style-name="T3">#idPersonne,#idObjet,</text:span><text:span text:style-name="T4">rôle</text:span><text:span text:style-name="T1">)</text:span></text:p>
      <text:p text:style-name="P5"/>
      <text:p text:style-name="P1"><text:span text:style-name="T1">-</text:span><text:span text:style-name="T2">écrit</text:span><text:span text:style-name="T1">(</text:span><text:span text:style-name="T3">#idObjet,#personneId</text:span><text:span text:style-name="T1">)</text:span></text:p>
      <text:p text:style-name="P5"/>
      <text:p text:style-name="P1"><text:span text:style-name="T1">-</text:span><text:span text:style-name="T2">crée</text:span><text:span text:style-name="T1">(</text:span><text:span text:style-name="T3">#idObjet,#personneId</text:span><text:span text:style-name="T1">)</text:span></text:p>
      <text:p text:style-name="P5"/>
      <text:p text:style-name="P8"><text:span text:style-name="T9">-suivre(</text:span><text:span text:style-name="T5">#idUtilisateur,#idUtilisateur</text:span><text:span text:style-name="T9">)</text:span></text:p>
      <text:p text:style-name="P8"><text:span text:style-name="T9"/></text:p>
      <text:p text:style-name="P7"><text:span text:style-name="T10">-suggestion(</text:span><text:span text:style-name="T6">#idUtilisateur,#idObjet</text:span><text:span text:style-name="T1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5T21:53:55.01</meta:creation-date>
    <dc:date>2013-03-21T14:43:08</dc:date>
    <meta:editing-duration>PT01H27M54S</meta:editing-duration>
    <meta:editing-cycles>3</meta:editing-cycles>
    <meta:generator>OpenOffice.org/3.2$Unix OpenOffice.org_project/320m19$Build-9505</meta:generator>
    <dc:creator>shrimp </dc:creator>
    <meta:document-statistic meta:table-count="0" meta:image-count="0" meta:object-count="0" meta:page-count="1" meta:paragraph-count="26" meta:word-count="33" meta:character-count="947"/>
  </office:meta>
</office:document-meta>
</file>